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o" fo:country="RO" fo:font-style="normal" style:font-style-asian="normal" style:font-style-complex="normal"/>
    </style:style>
    <style:style style:name="P2" style:family="paragraph" style:parent-style-name="Standard">
      <style:text-properties fo:language="en" fo:country="US" fo:font-style="normal" style:font-style-asian="normal" style:font-style-complex="normal"/>
    </style:style>
    <style:style style:name="P3" style:family="paragraph" style:parent-style-name="Standard">
      <style:text-properties fo:language="en" fo:country="GB" fo:font-style="normal" style:font-style-asian="normal" style:font-style-complex="normal"/>
    </style:style>
    <style:style style:name="P4" style:family="paragraph" style:parent-style-name="Standard">
      <style:text-properties fo:language="ro" fo:country="RO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o" fo:country="R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amil Baciu – Gradina Zeilor</text:p>
      <text:p text:style-name="P1">E un SF greoi, <text:span text:style-name="T1">mai degrab</text:span>ă fantastic și absurd decât științific despre extratereștii-zei și pământeni ne-oameni. Uneori are ceva din decadența ionesciană, dar <text:s/></text:p>
      <text:p text:style-name="P1"/>
      <text:p text:style-name="P1"/>
      <text:p text:style-name="P1"/>
      <text:p text:style-name="P3">Hanya Yanagihara <text:span text:style-name="T2">- </text:span>O via<text:span text:style-name="T2">ță măruntă </text:span></text:p>
      <text:p text:style-name="P1"/>
      <text:p text:style-name="P3">Citate:</text:p>
      <text:p text:style-name="P1">În asemenea momente își invidia prietenii exact pentru același lucru pentru care odinioară îi compătimise: faptul că nimeni nu avea așteptări de la el, că aveau familii absolut banale (sau nu aveau deloc) și că își ordonau viața doar după propriile ambiții.</text:p>
      <text:p text:style-name="P1"/>
      <text:p text:style-name="P1">Singurul secret al prieteniei, cred eu, este să găsești oameni mai buni decât tine – nu mai deștepți, nu mai interesanți, ci mai buni la suflet, mai generoși și mai iertători.</text:p>
      <text:p text:style-name="P1"/>
      <text:p text:style-name="P3">“<text:span text:style-name="T1">Via</text:span><text:span text:style-name="T2">ța e atât de tristă!</text:span>” <text:span text:style-name="T2">își spunea el în acele momente. „</text:span><text:span text:style-name="T1">E at</text:span><text:span text:style-name="T2">ât de tristă, și totuși mergem cu toții mai departe. Ne agățăm cu toții de ea, și fiecare dintre noi caută ceva care să-i aducă alinare”</text:span></text:p>
      <text:p text:style-name="P1"/>
      <text:p text:style-name="P1"/>
      <text:p text:style-name="P1"/>
      <text:p text:style-name="P1"/>
      <text:p text:style-name="P2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u Stefan</meta:initial-creator>
    <meta:creation-date>2022-05-30T11:41:00.57</meta:creation-date>
    <meta:generator>OpenOffice/4.1.11$Win32 OpenOffice.org_project/4111m1$Build-9808</meta:generator>
    <dc:date>2023-02-13T10:12:30.01</dc:date>
    <dc:creator>Alexandru Stefan</dc:creator>
    <meta:editing-duration>P16DT20H31M31S</meta:editing-duration>
    <meta:editing-cycles>31</meta:editing-cycles>
    <meta:document-statistic meta:table-count="0" meta:image-count="0" meta:object-count="0" meta:page-count="1" meta:paragraph-count="8" meta:word-count="147" meta:character-count="862"/>
  </office:meta>
</office:document-meta>
</file>